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ython Program to find position of n\'th multiple</text:p>
      <text:p text:style-name="Standard"># of a mumber k in Fibonacci Series</text:p>
      <text:p text:style-name="Standard"/>
      <text:p text:style-name="Standard">def findPosition(k, n):</text:p>
      <text:p text:style-name="Standard"><text:tab/>f1 = 0</text:p>
      <text:p text:style-name="Standard"><text:tab/>f2 = 1</text:p>
      <text:p text:style-name="Standard"><text:tab/>i =2;</text:p>
      <text:p text:style-name="Standard"><text:tab/>while i!=0:</text:p>
      <text:p text:style-name="Standard"><text:tab/><text:tab/>f3 = f1 + f2;</text:p>
      <text:p text:style-name="Standard"><text:tab/><text:tab/>f1 = f2;</text:p>
      <text:p text:style-name="Standard"><text:tab/><text:tab/>f2 = f3;</text:p>
      <text:p text:style-name="Standard"/>
      <text:p text:style-name="Standard"><text:tab/><text:tab/>if f2%k == 0:</text:p>
      <text:p text:style-name="Standard"><text:tab/><text:tab/><text:tab/>return n*i</text:p>
      <text:p text:style-name="Standard"/>
      <text:p text:style-name="Standard"><text:tab/><text:tab/>i+=1</text:p>
      <text:p text:style-name="Standard"><text:tab/><text:tab/></text:p>
      <text:p text:style-name="Standard"><text:tab/>return</text:p>
      <text:p text:style-name="Standard"/>
      <text:p text:style-name="Standard"/>
      <text:p text:style-name="Standard"># Multiple no.</text:p>
      <text:p text:style-name="Standard">n = 5;</text:p>
      <text:p text:style-name="Standard"># Number of whose multiple we are finding</text:p>
      <text:p text:style-name="Standard">k = 4;</text:p>
      <text:p text:style-name="Standard"/>
      <text:p text:style-name="Standard">print("Position of n\'th multiple of k in"</text:p>
      <text:p text:style-name="Standard"><text:tab/><text:tab/><text:tab/><text:tab/>"Fibonacci Series is", findPosition(k,n));</text:p>
      <text:p text:style-name="Standard"/>
      <text:p text:style-name="Standard"># Code contributed by Mohit Gupta_OM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2:10.778300455</meta:creation-date>
    <dc:date>2021-10-14T10:22:45.464972600</dc:date>
    <meta:editing-duration>PT37S</meta:editing-duration>
    <meta:editing-cycles>1</meta:editing-cycles>
    <meta:document-statistic meta:table-count="0" meta:image-count="0" meta:object-count="0" meta:page-count="1" meta:paragraph-count="22" meta:word-count="83" meta:character-count="411" meta:non-whitespace-character-count="325"/>
    <meta:generator>LibreOffice/6.4.7.2$Linux_X86_64 LibreOffice_project/40$Build-2</meta:generator>
  </office:meta>
</office:document-meta>
</file>